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9ddcd" officeooo:paragraph-rsid="0079ddcd"/>
    </style:style>
    <style:style style:name="P13" style:family="paragraph" style:parent-style-name="Text_20_body">
      <style:text-properties officeooo:rsid="00422e2d" officeooo:paragraph-rsid="00919d05"/>
    </style:style>
    <style:style style:name="P14" style:family="paragraph" style:parent-style-name="Text_20_body">
      <style:text-properties officeooo:rsid="00422e2d" officeooo:paragraph-rsid="00ab0928"/>
    </style:style>
    <style:style style:name="P15" style:family="paragraph" style:parent-style-name="Text_20_body">
      <style:text-properties officeooo:rsid="008b1c56" officeooo:paragraph-rsid="008b1c56"/>
    </style:style>
    <style:style style:name="P16" style:family="paragraph" style:parent-style-name="Text_20_body">
      <style:text-properties officeooo:paragraph-rsid="008ba952"/>
    </style:style>
    <style:style style:name="P17" style:family="paragraph" style:parent-style-name="Text_20_body">
      <style:text-properties officeooo:rsid="005698b0" officeooo:paragraph-rsid="0076b868"/>
    </style:style>
    <style:style style:name="P18" style:family="paragraph" style:parent-style-name="Text_20_body">
      <style:text-properties officeooo:rsid="008f20a8" officeooo:paragraph-rsid="008f20a8"/>
    </style:style>
    <style:style style:name="P19" style:family="paragraph" style:parent-style-name="Text_20_body">
      <style:text-properties officeooo:paragraph-rsid="00422e2d"/>
    </style:style>
    <style:style style:name="P20" style:family="paragraph" style:parent-style-name="Text_20_body">
      <style:text-properties officeooo:rsid="00980d24" officeooo:paragraph-rsid="00980d24"/>
    </style:style>
    <style:style style:name="P21" style:family="paragraph" style:parent-style-name="Text_20_body">
      <style:text-properties officeooo:rsid="00a03dba" officeooo:paragraph-rsid="00a03dba"/>
    </style:style>
    <style:style style:name="P22" style:family="paragraph" style:parent-style-name="Text_20_body">
      <style:text-properties officeooo:rsid="0061d795" officeooo:paragraph-rsid="00ab0928"/>
    </style:style>
    <style:style style:name="P23" style:family="paragraph" style:parent-style-name="Text_20_body">
      <style:text-properties officeooo:paragraph-rsid="00bbafa9"/>
    </style:style>
    <style:style style:name="P24" style:family="paragraph" style:parent-style-name="Bibliography_20_1">
      <style:paragraph-properties>
        <style:tab-stops/>
      </style:paragraph-properties>
    </style:style>
    <style:style style:name="P25" style:family="paragraph" style:parent-style-name="Heading_20_1">
      <style:text-properties officeooo:rsid="001c5026" officeooo:paragraph-rsid="0031e2e9"/>
    </style:style>
    <style:style style:name="P26" style:family="paragraph" style:parent-style-name="Heading_20_1">
      <style:text-properties officeooo:paragraph-rsid="0031e2e9"/>
    </style:style>
    <style:style style:name="P27" style:family="paragraph" style:parent-style-name="Heading_20_1">
      <style:text-properties officeooo:paragraph-rsid="0061d795"/>
    </style:style>
    <style:style style:name="P28" style:family="paragraph" style:parent-style-name="Heading_20_1">
      <style:text-properties officeooo:rsid="00d009ea" officeooo:paragraph-rsid="00d009ea"/>
    </style:style>
    <style:style style:name="P29" style:family="paragraph" style:parent-style-name="Heading_20_1">
      <style:text-properties officeooo:rsid="00d8f4ec" officeooo:paragraph-rsid="00d8f4ec"/>
    </style:style>
    <style:style style:name="P30" style:family="paragraph" style:parent-style-name="Heading_20_1">
      <style:text-properties officeooo:rsid="00ddbe1c" officeooo:paragraph-rsid="00ddbe1c"/>
    </style:style>
    <style:style style:name="P31" style:family="paragraph" style:parent-style-name="Text_20_body">
      <style:text-properties officeooo:rsid="00c6ec0c" officeooo:paragraph-rsid="00ce833b"/>
    </style:style>
    <style:style style:name="P32" style:family="paragraph" style:parent-style-name="Text_20_body">
      <style:text-properties officeooo:rsid="00cbce10" officeooo:paragraph-rsid="00cbce10"/>
    </style:style>
    <style:style style:name="P33" style:family="paragraph" style:parent-style-name="Text_20_body">
      <style:text-properties officeooo:rsid="00c30628" officeooo:paragraph-rsid="00ce0136"/>
    </style:style>
    <style:style style:name="P34" style:family="paragraph" style:parent-style-name="Text_20_body">
      <style:text-properties officeooo:rsid="00c40497" officeooo:paragraph-rsid="00ce833b"/>
    </style:style>
    <style:style style:name="P35" style:family="paragraph" style:parent-style-name="Text_20_body">
      <style:text-properties officeooo:rsid="00737eac" officeooo:paragraph-rsid="00d188f7"/>
    </style:style>
    <style:style style:name="P36" style:family="paragraph" style:parent-style-name="Text_20_body">
      <style:text-properties officeooo:rsid="00d188f7" officeooo:paragraph-rsid="00d188f7"/>
    </style:style>
    <style:style style:name="P37" style:family="paragraph" style:parent-style-name="Text_20_body">
      <style:text-properties officeooo:rsid="00d1a387" officeooo:paragraph-rsid="00d1a387"/>
    </style:style>
    <style:style style:name="P38" style:family="paragraph" style:parent-style-name="Text_20_body">
      <style:text-properties officeooo:rsid="00d1a387" officeooo:paragraph-rsid="00d22a1a"/>
    </style:style>
    <style:style style:name="P39" style:family="paragraph" style:parent-style-name="Text_20_body">
      <style:text-properties officeooo:rsid="00d1a387" officeooo:paragraph-rsid="00d35d53"/>
    </style:style>
    <style:style style:name="P40" style:family="paragraph" style:parent-style-name="Text_20_body">
      <style:text-properties officeooo:paragraph-rsid="00d35d53"/>
    </style:style>
    <style:style style:name="P41" style:family="paragraph" style:parent-style-name="Text_20_body">
      <style:text-properties officeooo:paragraph-rsid="00d37304"/>
    </style:style>
    <style:style style:name="P42" style:family="paragraph" style:parent-style-name="Text_20_body">
      <style:text-properties officeooo:rsid="00d45a97" officeooo:paragraph-rsid="00d45a97"/>
    </style:style>
    <style:style style:name="P43" style:family="paragraph" style:parent-style-name="Text_20_body">
      <style:text-properties officeooo:rsid="00d54798" officeooo:paragraph-rsid="00d54798"/>
    </style:style>
    <style:style style:name="P44" style:family="paragraph" style:parent-style-name="Text_20_body">
      <style:text-properties officeooo:rsid="00d69bc6" officeooo:paragraph-rsid="00d69bc6"/>
    </style:style>
    <style:style style:name="P45" style:family="paragraph" style:parent-style-name="Text_20_body">
      <style:text-properties officeooo:paragraph-rsid="00dba27b"/>
    </style:style>
    <style:style style:name="P46" style:family="paragraph" style:parent-style-name="Text_20_body">
      <style:text-properties officeooo:rsid="00ddbe1c" officeooo:paragraph-rsid="00ddbe1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fo:font-style="italic" officeooo:rsid="00472c91" style:font-style-asian="italic" style:font-style-complex="italic"/>
    </style:style>
    <style:style style:name="T12" style:family="text">
      <style:text-properties officeooo:rsid="00334ce2"/>
    </style:style>
    <style:style style:name="T13" style:family="text">
      <style:text-properties officeooo:rsid="003480fe"/>
    </style:style>
    <style:style style:name="T14" style:family="text">
      <style:text-properties officeooo:rsid="0036626e"/>
    </style:style>
    <style:style style:name="T15" style:family="text">
      <style:text-properties officeooo:rsid="0039e763"/>
    </style:style>
    <style:style style:name="T16" style:family="text">
      <style:text-properties officeooo:rsid="003b752d"/>
    </style:style>
    <style:style style:name="T17" style:family="text">
      <style:text-properties style:font-name="Liberation Serif" officeooo:rsid="004302c8" style:font-name-asian="Liberation Serif" style:font-name-complex="Liberation Serif"/>
    </style:style>
    <style:style style:name="T18" style:family="text">
      <style:text-properties officeooo:rsid="004490ff"/>
    </style:style>
    <style:style style:name="T19" style:family="text">
      <style:text-properties officeooo:rsid="0045df75"/>
    </style:style>
    <style:style style:name="T20" style:family="text">
      <style:text-properties officeooo:rsid="004721ef"/>
    </style:style>
    <style:style style:name="T21" style:family="text">
      <style:text-properties officeooo:rsid="00472c91"/>
    </style:style>
    <style:style style:name="T22" style:family="text">
      <style:text-properties officeooo:rsid="0048c37b"/>
    </style:style>
    <style:style style:name="T23" style:family="text">
      <style:text-properties officeooo:rsid="0049e0d4"/>
    </style:style>
    <style:style style:name="T24" style:family="text">
      <style:text-properties officeooo:rsid="004e7aee"/>
    </style:style>
    <style:style style:name="T25" style:family="text">
      <style:text-properties officeooo:rsid="004f5236"/>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7bdd0"/>
    </style:style>
    <style:style style:name="T34" style:family="text">
      <style:text-properties officeooo:rsid="0067f0af"/>
    </style:style>
    <style:style style:name="T35" style:family="text">
      <style:text-properties officeooo:rsid="00697b9b"/>
    </style:style>
    <style:style style:name="T36" style:family="text">
      <style:text-properties officeooo:rsid="006ada1f"/>
    </style:style>
    <style:style style:name="T37" style:family="text">
      <style:text-properties officeooo:rsid="00752a36"/>
    </style:style>
    <style:style style:name="T38" style:family="text">
      <style:text-properties officeooo:rsid="00766c82"/>
    </style:style>
    <style:style style:name="T39" style:family="text">
      <style:text-properties officeooo:rsid="004302c8"/>
    </style:style>
    <style:style style:name="T40" style:family="text">
      <style:text-properties officeooo:rsid="00783d5c"/>
    </style:style>
    <style:style style:name="T41" style:family="text">
      <style:text-properties officeooo:rsid="007ab907"/>
    </style:style>
    <style:style style:name="T42" style:family="text">
      <style:text-properties officeooo:rsid="007b1955"/>
    </style:style>
    <style:style style:name="T43" style:family="text">
      <style:text-properties officeooo:rsid="007caf7b"/>
    </style:style>
    <style:style style:name="T44" style:family="text">
      <style:text-properties officeooo:rsid="007de5a9"/>
    </style:style>
    <style:style style:name="T45" style:family="text">
      <style:text-properties officeooo:rsid="007e312c"/>
    </style:style>
    <style:style style:name="T46" style:family="text">
      <style:text-properties officeooo:rsid="007ec4c1"/>
    </style:style>
    <style:style style:name="T47" style:family="text">
      <style:text-properties officeooo:rsid="0082edb4"/>
    </style:style>
    <style:style style:name="T48" style:family="text">
      <style:text-properties officeooo:rsid="0086e911"/>
    </style:style>
    <style:style style:name="T49" style:family="text">
      <style:text-properties officeooo:rsid="00879a52"/>
    </style:style>
    <style:style style:name="T50" style:family="text">
      <style:text-properties officeooo:rsid="0087d1de"/>
    </style:style>
    <style:style style:name="T51" style:family="text">
      <style:text-properties officeooo:rsid="0088db1e"/>
    </style:style>
    <style:style style:name="T52" style:family="text">
      <style:text-properties officeooo:rsid="008ba952"/>
    </style:style>
    <style:style style:name="T53" style:family="text">
      <style:text-properties officeooo:rsid="008ca975"/>
    </style:style>
    <style:style style:name="T54" style:family="text">
      <style:text-properties officeooo:rsid="008e84e2"/>
    </style:style>
    <style:style style:name="T55" style:family="text">
      <style:text-properties officeooo:rsid="00422e2d"/>
    </style:style>
    <style:style style:name="T56" style:family="text">
      <style:text-properties officeooo:rsid="0090bb6b"/>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9bcc1"/>
    </style:style>
    <style:style style:name="T61" style:family="text">
      <style:text-properties officeooo:rsid="009aa5ac"/>
    </style:style>
    <style:style style:name="T62" style:family="text">
      <style:text-properties officeooo:rsid="009e1d1e"/>
    </style:style>
    <style:style style:name="T63" style:family="text">
      <style:text-properties officeooo:rsid="00a0028c"/>
    </style:style>
    <style:style style:name="T64" style:family="text">
      <style:text-properties officeooo:rsid="00a0a49b"/>
    </style:style>
    <style:style style:name="T65" style:family="text">
      <style:text-properties officeooo:rsid="00a14116"/>
    </style:style>
    <style:style style:name="T66" style:family="text">
      <style:text-properties officeooo:rsid="00a1b050"/>
    </style:style>
    <style:style style:name="T67" style:family="text">
      <style:text-properties officeooo:rsid="00a38b57"/>
    </style:style>
    <style:style style:name="T68" style:family="text">
      <style:text-properties officeooo:rsid="00a43158"/>
    </style:style>
    <style:style style:name="T69" style:family="text">
      <style:text-properties officeooo:rsid="00a56431"/>
    </style:style>
    <style:style style:name="T70" style:family="text">
      <style:text-properties officeooo:rsid="00a799fd"/>
    </style:style>
    <style:style style:name="T71" style:family="text">
      <style:text-properties officeooo:rsid="00accbab"/>
    </style:style>
    <style:style style:name="T72" style:family="text">
      <style:text-properties officeooo:rsid="00b1ed3a"/>
    </style:style>
    <style:style style:name="T73" style:family="text">
      <style:text-properties officeooo:rsid="00bfd8a2"/>
    </style:style>
    <style:style style:name="T74" style:family="text">
      <style:text-properties officeooo:rsid="00c1d018"/>
    </style:style>
    <style:style style:name="T75" style:family="text">
      <style:text-properties fo:font-style="normal" style:font-style-asian="normal" style:font-style-complex="normal"/>
    </style:style>
    <style:style style:name="T76" style:family="text">
      <style:text-properties fo:font-style="normal" officeooo:rsid="00ce833b" style:font-style-asian="normal" style:font-style-complex="normal"/>
    </style:style>
    <style:style style:name="T77" style:family="text">
      <style:text-properties officeooo:rsid="00c5c2ea"/>
    </style:style>
    <style:style style:name="T78" style:family="text">
      <style:text-properties officeooo:rsid="00c6ec0c"/>
    </style:style>
    <style:style style:name="T79" style:family="text">
      <style:text-properties officeooo:rsid="00c8b449"/>
    </style:style>
    <style:style style:name="T80" style:family="text">
      <style:text-properties officeooo:rsid="00ca6db6"/>
    </style:style>
    <style:style style:name="T81" style:family="text">
      <style:text-properties officeooo:rsid="00cd043f"/>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T89" style:family="text">
      <style:text-properties officeooo:rsid="00d8f4ec"/>
    </style:style>
    <style:style style:name="T90" style:family="text">
      <style:text-properties officeooo:rsid="00dba27b"/>
    </style:style>
    <style:style style:name="T91" style:family="text">
      <style:text-properties officeooo:rsid="00dc66e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 <text:span text:style-name="T74">[rough draft]</text:span></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25" text:outline-level="1">The Motivation</text:h>
      <text:p text:style-name="P2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2">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3">like </text:span>a world war <text:span text:style-name="T13">by importance</text:span>. In response to this I <text:span text:style-name="T13">started to </text:span>develop idea<text:span text:style-name="T13">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4">because it is an awful economical unfairness that some authors of components important for the entire world live (or die) in poverty</text:span>. <text:span text:style-name="T14">We need to increase the number of such workers, and for this to pay them salaries.</text:span></text:p>
      <text:p text:style-name="P8">??<text:span text:style-name="T73">Affiliate program</text:span></text:p>
      <text:h text:style-name="P26"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2">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2">of</text:span><text:span text:style-name="T48">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48">is</text:span> also anticipated that Google will be able to filter out non-scientific articles (plain journalism, pseudo-science, nonsense texts) from considered algorithm <text:span text:style-name="T47">(as it already does in Google Scholar)</text:span> to calculate the rating of scientific articles.</text:p>
      <text:p text:style-name="P7">Later I understood that this system does not work <text:span text:style-name="T49">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15">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33">(The current version of this article is a partial plan, as it does not include the affiliate program. For the affiliate program see<text:span text:style-name="T4"> </text:span><text:span text:style-name="T4"><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span>.)</text:p>
      <text:p text:style-name="P34">By <text:span text:style-name="T10">project</text:span><text:span text:style-name="T75"> we mean an open source repository or package or a scientific article/</text:span><text:span text:style-name="T76">book</text:span><text:span text:style-name="T75">.</text:span></text:p>
      <text:p text:style-name="P31">We are to store the Validium data in a separate low-cost blockchain. This can be an established blockchain such as MoonBeam or Polygon (this requires gasless transactions in the “storer” <text:s/>contract, because we to accomplish many operations on it), but I propose at the initial stage of the project <text:span text:style-name="T79">for every grants round</text:span> to create a new blockchain that is <text:span text:style-name="T79">read-only for external clients (this ensures no abuse of our zero gas price chain) and read-write for our server. Thus, our model of decentralization is </text:span><text:span text:style-name="T80">the ability to replicate creation of this blockchain by a third-party, not direct write access to the chain by third-parties</text:span><text:span text:style-name="T79">.</text:span></text:p>
      <text:p text:style-name="P32">As our rounds create multiple blockchains, we will also have a chain that will store last block hashes from each round chain, to have a non-modifiable history of all rounds.</text:p>
      <text:p text:style-name="Text_20_body"><text:span text:style-name="T81">If later we switch to using an established low-cost blockchain (such as </text:span><text:span text:style-name="T78">MoonBeam or Polygon</text:span><text:span text:style-name="T81">)</text:span><text:span text:style-name="T77"> as the Validium, </text:span><text:span text:style-name="T81">we need to make the storage contract gasless,</text:span><text:span text:style-name="T77"> because </text:span><text:span text:style-name="T81">otherwise</text:span><text:span text:style-name="T77"> it requires </text:span><text:span text:style-name="T81">too </text:span><text:span text:style-name="T77">many transactions </text:span><text:span text:style-name="T81">having been </text:span><text:span text:style-name="T77">confirmed by the user.</text:span></text:p>
      <text:p text:style-name="P19"><text:soft-page-break/><text:span text:style-name="T27">Note that for the below we need to</text:span><text:span text:style-name="T55"> scan dependencies </text:span><text:span text:style-name="T27">of a project.</text:span><text:span text:style-name="T55"> </text:span><text:span text:style-name="T26">If </text:span><text:span text:style-name="T27">dependencies are provided to us as</text:span><text:span text:style-name="T26"> an SQL download, that’s clea</text:span><text:span text:style-name="T50">r</text:span><text:span text:style-name="T26">. If it is an API </text:span><text:span text:style-name="T27">fo requesting an individual project info</text:span><text:span text:style-name="T26">, </text:span><text:span text:style-name="T51">we </text:span><text:span text:style-name="T26">need to cache.</text:span></text:p>
      <text:p text:style-name="P13">??<text:span text:style-name="T24">Donation address is for a specific network or group of networks (such as EVM). ??</text:span><text:span text:style-name="T56">Introduce the possibility for payment address to be valid only till a certain date (the grant owner is assumed to update it regularly).</text:span></text:p>
      <text:p text:style-name="P15">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4">When donating to a project, the donor is offered to allocate X% for dependencies. <text:span text:style-name="T28">I recommend to set X% to a reasonable value such as 50% and allow the donor to change </text:span><text:span text:style-name="T45">the value</text:span><text:span text:style-name="T28">, if he or she wishes.</text:span></text:p>
      <text:p text:style-name="P22">Implement it as L2. <text:span text:style-name="T31">As L2 we will use </text:span><text:span text:style-name="T32">a Validium based on zkEVM. </text:span><text:span text:style-name="T33">ZK-rollups instead of Validium would be too heavy, because we calculate twice data for every dependency </text:span><text:span text:style-name="T34">(and dependencies may count in thousands)</text:span><text:span text:style-name="T33">. </text:span><text:span text:style-name="T68">W</text:span><text:span text:style-name="T35">e can use </text:span><text:span text:style-name="T70">zkEVM</text:span><text:span text:style-name="T35"> with data stored in a </text:span><text:span text:style-name="T69">cheap </text:span><text:span text:style-name="T35">chain like Polygon or MoonBeam </text:span><text:span text:style-name="T68">(as a Validium)</text:span><text:span text:style-name="T64"> or a blockchain specifically created for a round </text:span><text:span text:style-name="T64"><text:bibliography-mark text:identifier="sidechain-rollups" text:bibliography-type="www" text:author="Victor Porton" text:title="Storing ZK-rollups in a sidechain" text:year="2023">[7]</text:bibliography-mark></text:span><text:span text:style-name="T68"> </text:span><text:span text:style-name="T36">instead of the chain in question</text:span><text:span text:style-name="T35">.</text:span></text:p>
      <text:p text:style-name="P21">We put matching funds on <text:span text:style-name="T52">our </text:span>I<text:span text:style-name="T52">V</text:span>otingStrategy <text:span text:style-name="T52">contract.</text:span></text:p>
      <text:p text:style-name="P20">We store in Validium the following pseudo-type DiGraph&lt;<text:span text:style-name="T61">(</text:span>ProjectId, Version<text:span text:style-name="T61">)</text:span>&gt;, where the version is to be updated, if the next donor finds given project’s dependencies different than the previous donors.</text:p>
      <text:p text:style-name="P16"><text:span text:style-name="T52">We don’t do transfer from our </text:span>I<text:span text:style-name="T52">V</text:span>otingStrategy <text:span text:style-name="T52">contract to recipients initially, but </text:span><text:span text:style-name="T53">store </text:span><text:span text:style-name="T54">transfers in the round’s</text:span><text:span text:style-name="T53"> </text:span><text:span text:style-name="T54">Validium (in practice in some cheap blockchain) and release them to on-chain payment allowances at the round end </text:span><text:span text:style-name="T65">(using </text:span><text:span text:style-name="T67">zkEVM</text:span><text:span text:style-name="T65">)</text:span><text:span text:style-name="T54">. </text:span><text:span text:style-name="T57">We also do not store Voted events in vote() function, </text:span><text:span text:style-name="T58">instead we store </text:span><text:span text:style-name="T63">(in Validium) </text:span><text:span text:style-name="T59">full donation amount, X%, and the </text:span><text:span text:style-name="T60">above mentioned</text:span><text:span text:style-name="T59"> dependencies </text:span><text:span text:style-name="T60">data</text:span><text:span text:style-name="T57">. </text:span><text:span text:style-name="T62">This contract will have also a function to distribute matching funds (that will </text:span><text:span text:style-name="T66">were</text:span><text:span text:style-name="T62"> placed on this contract address).</text:span></text:p>
      <text:p text:style-name="P17">The following is calculated separately for each token.</text:p>
      <text:p text:style-name="P18">Sums of donations for a given recipient address are stored in <text:span text:style-name="T52">our </text:span>I<text:span text:style-name="T52">V</text:span>otingStrategy <text:span text:style-name="T52">contract to recipients</text:span> <text:span text:style-name="T71">when finalizing zkEVM.</text:span></text:p>
      <text:p text:style-name="P35">Before storing the donation in the chain, <text:span text:style-name="T42">f</text:span><text:span text:style-name="T20">or each direct or indirect dependency </text:span><text:span text:style-name="T21">find its Git repository, and if found, query (</text:span><text:span text:style-name="T83">see the </text:span><text:span text:style-name="T21">appendix with file format) </text:span><text:span text:style-name="T25">(or a similar path for other Git hostings than GitHub) </text:span><text:span text:style-name="T21">for the donation address </text:span><text:span text:style-name="T22">or voluntary withdrawal from donations (??per-project withdrawal from donations, </text:span><text:span text:style-name="T23">per-project donation addresses</text:span><text:span text:style-name="T22">); </text:span><text:span text:style-name="T37">the donations site downloads </text:span><text:span text:style-name="T38">the list of dependencies and for each dependency </text:span><text:span text:style-name="T21">the current state of the file </text:span><text:span text:style-name="T25">https://</text:span><text:span text:style-name="T21">github.com/USER/USER/.salaries-science/</text:span><text:span text:style-name="T82">accounts</text:span><text:span text:style-name="T21">.json </text:span><text:span text:style-name="T38">if a donation address is available. </text:span><text:span text:style-name="T43">X is lowered to 0%, if no dependencies with active donation address. </text:span><text:span text:style-name="T44">X is raised to 100%, if the main project has no donation address. If both, refuse to accept the donation.</text:span><text:span text:style-name="T38"> To each N donations </text:span><text:span text:style-name="T41">with an available address </text:span><text:span text:style-name="T38">allocate </text:span><text:span text:style-name="T18">D*X%/N, where D is the donated sum </text:span><text:span text:style-name="T29">(before</text:span><text:span text:style-name="T19"> quadratic mat</text:span><text:span text:style-name="T20">c</text:span><text:span text:style-name="T19">hing</text:span><text:span text:style-name="T29">)</text:span><text:span text:style-name="T18">. </text:span><text:span text:style-name="T40">Do it only if</text:span><text:span text:style-name="T39"> </text:span><text:span text:style-name="T46">X</text:span><text:span text:style-name="T39"> </text:span><text:span text:style-name="T17">≠</text:span><text:span text:style-name="T39"> 0.</text:span></text:p>
      <text:p text:style-name="P12">Notify by email developers who didn’t put their address.</text:p>
      <text:p text:style-name="P11">Then <text:span text:style-name="T30">after the</text:span> <text:span text:style-name="T30">end of matching period </text:span>calculate quadratic matchings and add to the sums.</text:p>
      <text:h text:style-name="P30" text:outline-level="1"><text:soft-page-break/>Proposed modifications</text:h>
      <text:p text:style-name="P46">We may adjust matching funding of projects dependently their programming language. For example, I prefer D and Rust languages and would vote for more funding for projects written in these languages.</text:p>
      <text:h text:style-name="P29" text:outline-level="1">Deficiencies of This Algorithm</text:h>
      <text:p text:style-name="P45"><text:span text:style-name="T89">With this algorithm, the left-pad </text:span><text:span text:style-name="T89"><text:bibliography-mark text:identifier="leftpad" text:bibliography-type="www" text:author="left-pad" text:title="left-pad" text:url="https://github.com/left-pad/left-pad">[10]</text:bibliography-mark></text:span><text:span text:style-name="T89"> </text:span><text:span text:style-name="T90">(</text:span>Used by 2.1m <text:span text:style-name="T90">other known packages) </text:span><text:span text:style-name="T89">owner</text:span><text:span text:style-name="T90">s</text:span><text:span text:style-name="T89"> can receive an amount of financing improportional to the importance of </text:span><text:span text:style-name="T91">their</text:span><text:span text:style-name="T89"> work. Anyway, </text:span><text:span text:style-name="T91">do </text:span><text:span text:style-name="T89">we want not to have rich people or not to have poor projects? </text:span><text:span text:style-name="T91">Personally I do not count it a big problem (compared to problems from the introduction of this article that this article is supposed to solve) that some people may receive big amounts of money improportional to the importance of their work.</text:span></text:p>
      <text:h text:style-name="P28" text:outline-level="1">Appendix: <text:span text:style-name="T82">User Data</text:span> Format</text:h>
      <text:p text:style-name="P36">User data is to be stored <text:span text:style-name="T83">in version control</text:span> in files</text:p>
      <text:p text:style-name="P35"><text:span text:style-name="T25">https://</text:span><text:span text:style-name="T21">github.com/</text:span><text:span text:style-name="T11">USER</text:span><text:span text:style-name="T21">/</text:span><text:span text:style-name="T11">USER</text:span><text:span text:style-name="T21">/.salaries-science/</text:span><text:span text:style-name="T82">accounts</text:span><text:span text:style-name="T21">.json</text:span></text:p>
      <text:p text:style-name="P37">or analogous files for other Git hostings.</text:p>
      <text:p text:style-name="P43">Currently, donations are accepted only for such packages that set repository data (allowing our software to extract <text:span text:style-name="T10">USER</text:span><text:span text:style-name="T75">).</text:span></text:p>
      <text:p text:style-name="P37">The file format is as follows:</text:p>
      <text:p text:style-name="P37">{</text:p>
      <text:p text:style-name="P38"><text:s text:c="2"/>"<text:span text:style-name="T84">evm</text:span>": <text:span text:style-name="T84">{</text:span></text:p>
      <text:p text:style-name="P40"><text:span text:style-name="T83"><text:s text:c="4"/>"</text:span><text:span text:style-name="T85">defaultA</text:span><text:span text:style-name="T83">ccount": "</text:span><text:span text:style-name="T87">0x36A0356d43EE4168ED24EFA1CAe3198708667ac0</text:span><text:span text:style-name="T83">",</text:span></text:p>
      <text:p text:style-name="P40"><text:span text:style-name="T83"><text:s text:c="4"/>"</text:span><text:span text:style-name="T85">defaultExpires</text:span><text:span text:style-name="T83">": "</text:span><text:span text:style-name="T86">2024-07-03T00:00:00</text:span><text:span text:style-name="T83">",</text:span></text:p>
      <text:p text:style-name="P41"><text:span text:style-name="T83"><text:s text:c="4"/></text:span><text:span text:style-name="T88">"chains:" </text:span><text:span text:style-name="T85">[</text:span></text:p>
      <text:p text:style-name="P37"><text:s text:c="6"/><text:span text:style-name="T85">{</text:span></text:p>
      <text:p text:style-name="P39"><text:s text:c="8"/>"<text:span text:style-name="T85">chainId</text:span>"<text:span text:style-name="T85">: 1,</text:span></text:p>
      <text:p text:style-name="P39"><text:s text:c="8"/>"<text:span text:style-name="T85">a</text:span>ccount": "<text:span text:style-name="T87">0x36A0356d43EE4168ED24EFA1CAe3198708667ac0</text:span>",</text:p>
      <text:p text:style-name="P40"><text:span text:style-name="T83"><text:s text:c="8"/>"</text:span><text:span text:style-name="T85">expires</text:span><text:span text:style-name="T83">": "</text:span><text:span text:style-name="T86">2024-07-03T00:00:00</text:span><text:span text:style-name="T83">"</text:span></text:p>
      <text:p text:style-name="P39"><text:s text:c="4"/><text:span text:style-name="T85">]</text:span></text:p>
      <text:p text:style-name="P37"><text:s text:c="2"/><text:span text:style-name="T84">}</text:span></text:p>
      <text:p text:style-name="P37">}</text:p>
      <text:p text:style-name="P42">To disable an account set its expiration date in the past e.g. to 0000-00-00T00:00:00.</text:p>
      <text:p text:style-name="P44">An account is considered enabled if its expiration date is above ??.</text:p>
      <text:h text:style-name="P27" text:outline-level="1"><text:soft-page-break/>Postface</text:h>
      <text:p text:style-name="P2">The concrete blockchain algorithm is to be implemented by the community <text:span text:style-name="T15">of World Science DAO </text:span><text:span text:style-name="T15"><text:bibliography-mark text:identifier="dao" text:bibliography-type="www" text:title="World Science DAO" text:url="https://science-dao.vporton.name/">[11]</text:bibliography-mark></text:span>. <text:span text:style-name="T16">Please donate </text:span><text:span text:style-name="T16"><text:bibliography-mark text:identifier="donate" text:bibliography-type="www" text:author="Victor Porton" text:title="World Science DAO accepts donations" text:url="https://vporton.github.io/science-dao-donate-app/">[12]</text:bibliography-mark></text:span><text:span text:style-name="T16">.</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4">1: Victor Porton, Why Algebraic Theory of General Topology is Super-Important, </text:p>
          <text:p text:style-name="P24">2: Victor Porton, Attack on Google SERP: A branch of science may effectively disappear from SERPs for a long time, 2022</text:p>
          <text:p text:style-name="P24">3: Victor Porton, Paying Salaries to Scientists Using Prediction Markets on Blockchain, 2021</text:p>
          <text:p text:style-name="P24">4: Victor Porton, Future Salaries, , <text:a xlink:type="simple" xlink:href="https://vporton.github.io/future-salary/#/" text:style-name="Internet_20_link" text:visited-style-name="Internet_20_link"><text:span text:style-name="Internet_20_link">https://vporton.github.io/future-salary/#/</text:span></text:a></text:p>
          <text:p text:style-name="P24">5: Diemer, Sebastian, Does money matter in predicting future events?, 2013</text:p>
          <text:p text:style-name="P24">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4">7: Victor Porton, Storing ZK-rollups in a sidechain, 2023, </text:p>
          <text:p text:style-name="P24">8: , World Science DAO, , <text:a xlink:type="simple" xlink:href="https://science-dao.vporton.name/" text:style-name="Internet_20_link" text:visited-style-name="Internet_20_link"><text:span text:style-name="Internet_20_link">https://science-dao.vporton.name/</text:span></text:a></text:p>
          <text:p text:style-name="P24">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5T21:18:57.399297287</dc:date>
    <meta:editing-duration>P4DT10H27M16S</meta:editing-duration>
    <meta:editing-cycles>158</meta:editing-cycles>
    <meta:document-statistic meta:table-count="0" meta:image-count="0" meta:object-count="0" meta:page-count="5" meta:paragraph-count="72" meta:word-count="1674" meta:character-count="10853" meta:non-whitespace-character-count="9197"/>
  </office:meta>
</office:document-meta>
</file>